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fo:background-color="#d4d4d4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2a00f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<text:span text:style-name="T2"> javax.swing.*;</text:span></text:p>
      <text:p text:style-name="P2"/>
      <text:p text:style-name="P1"><text:span text:style-name="T1">public</text:span><text:span text:style-name="T2"> </text:span><text:span text:style-name="T1">class</text:span><text:span text:style-name="T2"> Menu {</text:span></text:p>
      <text:p text:style-name="P2"/>
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[]</text:span><text:span text:style-name="T5">agrs</text:span><text:span text:style-name="T2">)</text:span></text:p>
      <text:p text:style-name="P1"><text:span text:style-name="T2"><text:s text:c="4"/>{</text:span></text:p>
      <text:p text:style-name="P1"><text:span text:style-name="T2"><text:s text:c="8"/></text:span><text:span text:style-name="T1">int</text:span><text:span text:style-name="T2"> </text:span><text:span text:style-name="T5">op</text:span><text:span text:style-name="T2">=0;</text:span></text:p>
      <text:p text:style-name="P1"><text:span text:style-name="T2"><text:s text:c="8"/></text:span><text:span text:style-name="T1">double</text:span><text:span text:style-name="T2"> </text:span><text:span text:style-name="T5">n1</text:span><text:span text:style-name="T2">,</text:span><text:span text:style-name="T5">n2</text:span><text:span text:style-name="T2">,</text:span><text:span text:style-name="T5">s</text:span><text:span text:style-name="T2">,</text:span><text:span text:style-name="T5">m</text:span><text:span text:style-name="T2">,</text:span><text:span text:style-name="T5">d</text:span><text:span text:style-name="T2">,</text:span><text:span text:style-name="T5">r</text:span><text:span text:style-name="T2">;</text:span></text:p>
      <text:p text:style-name="P1"><text:span text:style-name="T2"><text:s text:c="8"/></text:span><text:span text:style-name="T1">do</text:span><text:span text:style-name="T2">{</text:span></text:p>
      <text:p text:style-name="P1"><text:span text:style-name="T2"><text:s text:c="12"/></text:span><text:span text:style-name="T5">op</text:span><text:span text:style-name="T2">=Integer.</text:span><text:span text:style-name="T4">parseInt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que operacion Matematica desea Realizar"</text:span><text:span text:style-name="T2">+</text:span></text:p>
      <text:p text:style-name="P1"><text:span text:style-name="T2"><text:s text:c="21"/></text:span></text:p>
      <text:p text:style-name="P1"><text:span text:style-name="T2"><text:s text:c="12"/></text:span><text:span text:style-name="T6">"\n[1] SUMAR"</text:span><text:span text:style-name="T2">+</text:span></text:p>
      <text:p text:style-name="P1"><text:span text:style-name="T2"><text:s text:c="12"/></text:span><text:span text:style-name="T6">"\n[2] RESTAR"</text:span><text:span text:style-name="T2">+</text:span></text:p>
      <text:p text:style-name="P1"><text:span text:style-name="T2"><text:s text:c="12"/></text:span><text:span text:style-name="T6">"\n[3] MULTIPLICAR"</text:span><text:span text:style-name="T2">+</text:span></text:p>
      <text:p text:style-name="P1"><text:span text:style-name="T2"><text:s text:c="12"/></text:span><text:span text:style-name="T6">"\n[4] DIVIDIR"</text:span><text:span text:style-name="T2">+</text:span></text:p>
      <text:p text:style-name="P1"><text:span text:style-name="T2"><text:s text:c="12"/></text:span><text:span text:style-name="T6">"\n[5] SALIR"</text:span><text:span text:style-name="T2">));</text:span></text:p>
      <text:p text:style-name="P2"/>
      <text:p text:style-name="P1"><text:span text:style-name="T2"><text:s text:c="12"/></text:span><text:span text:style-name="T1">switch</text:span><text:span text:style-name="T2">(</text:span><text:span text:style-name="T5">op</text:span><text:span text:style-name="T2">)</text:span></text:p>
      <text:p text:style-name="P1"><text:span text:style-name="T2"><text:s text:c="12"/>{</text:span></text:p>
      <text:p text:style-name="P1"><text:span text:style-name="T2"><text:s text:c="16"/></text:span><text:span text:style-name="T1">case</text:span><text:span text:style-name="T2"> 1:</text:span></text:p>
      <text:p text:style-name="P1"><text:span text:style-name="T2"><text:s text:c="20"/></text:span><text:span text:style-name="T5">n1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1"</text:span><text:span text:style-name="T2">));</text:span></text:p>
      <text:p text:style-name="P1"><text:span text:style-name="T2"><text:s text:c="20"/></text:span><text:span text:style-name="T5">n2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2"</text:span><text:span text:style-name="T2">));</text:span></text:p>
      <text:p text:style-name="P1"><text:span text:style-name="T2"><text:s text:c="20"/></text:span><text:span text:style-name="T5">s</text:span><text:span text:style-name="T2">=</text:span><text:span text:style-name="T5">n1</text:span><text:span text:style-name="T2">+</text:span><text:span text:style-name="T5">n2</text:span><text:span text:style-name="T2">;</text:span></text:p>
      <text:p text:style-name="P1"><text:span text:style-name="T2"><text:s text:c="20"/></text:span><text:span text:style-name="T3">JOptionPane</text:span><text:span text:style-name="T2">.</text:span><text:span text:style-name="T4">showMessageDialog</text:span><text:span text:style-name="T2">(</text:span><text:span text:style-name="T1">null</text:span><text:span text:style-name="T2">,</text:span><text:span text:style-name="T6">"El Resultado de la suma es:"</text:span><text:span text:style-name="T2">+</text:span><text:span text:style-name="T5">s</text:span><text:span text:style-name="T2">);</text:span></text:p>
      <text:p text:style-name="P1"><text:span text:style-name="T2"><text:s text:c="20"/></text:span><text:span text:style-name="T1">break</text:span><text:span text:style-name="T2">;</text:span></text:p>
      <text:p text:style-name="P1"><text:span text:style-name="T2"><text:s text:c="16"/></text:span><text:span text:style-name="T1">case</text:span><text:span text:style-name="T2"> 2:</text:span></text:p>
      <text:p text:style-name="P1"><text:span text:style-name="T2"><text:s text:c="20"/></text:span><text:span text:style-name="T5">n1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1"</text:span><text:span text:style-name="T2">));</text:span></text:p>
      <text:p text:style-name="P1"><text:span text:style-name="T2"><text:s text:c="20"/></text:span><text:span text:style-name="T5">n2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2"</text:span><text:span text:style-name="T2">));</text:span></text:p>
      <text:p text:style-name="P1"><text:span text:style-name="T2"><text:s text:c="20"/></text:span><text:span text:style-name="T5">r</text:span><text:span text:style-name="T2">=</text:span><text:span text:style-name="T5">n1</text:span><text:span text:style-name="T2">-</text:span><text:span text:style-name="T5">n2</text:span><text:span text:style-name="T2">;</text:span></text:p>
      <text:p text:style-name="P1"><text:span text:style-name="T2"><text:s text:c="20"/></text:span><text:span text:style-name="T3">JOptionPane</text:span><text:span text:style-name="T2">.</text:span><text:span text:style-name="T4">showMessageDialog</text:span><text:span text:style-name="T2">(</text:span><text:span text:style-name="T1">null</text:span><text:span text:style-name="T2">,</text:span><text:span text:style-name="T6">"El Resultado de la resta es:"</text:span><text:span text:style-name="T2">+</text:span><text:span text:style-name="T5">r</text:span><text:span text:style-name="T2">);</text:span></text:p>
      <text:p text:style-name="P1"><text:span text:style-name="T2"><text:s text:c="20"/></text:span><text:span text:style-name="T1">break</text:span><text:span text:style-name="T2">;</text:span></text:p>
      <text:p text:style-name="P1"><text:span text:style-name="T2"><text:s text:c="16"/></text:span><text:span text:style-name="T1">case</text:span><text:span text:style-name="T2"> 3:</text:span></text:p>
      <text:p text:style-name="P1"><text:span text:style-name="T2"><text:s text:c="20"/></text:span><text:span text:style-name="T5">n1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1"</text:span><text:span text:style-name="T2">));</text:span></text:p>
      <text:p text:style-name="P1"><text:span text:style-name="T2"><text:s text:c="20"/></text:span><text:span text:style-name="T5">n2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2"</text:span><text:span text:style-name="T2">));</text:span></text:p>
      <text:p text:style-name="P1"><text:span text:style-name="T2"><text:s text:c="20"/></text:span><text:span text:style-name="T5">m</text:span><text:span text:style-name="T2">=</text:span><text:span text:style-name="T5">n1</text:span><text:span text:style-name="T2">*</text:span><text:span text:style-name="T5">n2</text:span><text:span text:style-name="T2">;</text:span></text:p>
      <text:p text:style-name="P1"><text:span text:style-name="T2"><text:s text:c="20"/></text:span><text:span text:style-name="T3">JOptionPane</text:span><text:span text:style-name="T2">.</text:span><text:span text:style-name="T4">showMessageDialog</text:span><text:span text:style-name="T2">(</text:span><text:span text:style-name="T1">null</text:span><text:span text:style-name="T2">,</text:span><text:span text:style-name="T6">"El Resultado de la multiplicacion es:"</text:span><text:span text:style-name="T2">+</text:span><text:span text:style-name="T5">m</text:span><text:span text:style-name="T2">);</text:span></text:p>
      <text:p text:style-name="P1"><text:span text:style-name="T2"><text:s text:c="20"/></text:span><text:span text:style-name="T1">break</text:span><text:span text:style-name="T2">;</text:span></text:p>
      <text:p text:style-name="P1"><text:span text:style-name="T2"><text:s text:c="16"/></text:span><text:span text:style-name="T1">case</text:span><text:span text:style-name="T2"> 4:</text:span></text:p>
      <text:p text:style-name="P1"><text:span text:style-name="T2"><text:s text:c="20"/></text:span><text:span text:style-name="T5">n1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1"</text:span><text:span text:style-name="T2">));</text:span></text:p>
      <text:p text:style-name="P1"><text:span text:style-name="T2"><text:s text:c="20"/></text:span><text:span text:style-name="T5">n2</text:span><text:span text:style-name="T2">=Double.</text:span><text:span text:style-name="T4">parseDouble</text:span><text:span text:style-name="T2">(</text:span><text:span text:style-name="T3">JOptionPane</text:span><text:span text:style-name="T2">.</text:span><text:span text:style-name="T4">showInputDialog</text:span><text:span text:style-name="T2">(</text:span><text:span text:style-name="T6">"Ingrese numero 2"</text:span><text:span text:style-name="T2">));</text:span></text:p>
      <text:p text:style-name="P1"><text:span text:style-name="T2"><text:s text:c="20"/></text:span><text:span text:style-name="T5">d</text:span><text:span text:style-name="T2">=</text:span><text:span text:style-name="T5">n1</text:span><text:span text:style-name="T2">/</text:span><text:span text:style-name="T5">n2</text:span><text:span text:style-name="T2">;</text:span></text:p>
      <text:p text:style-name="P1"><text:span text:style-name="T2"><text:s text:c="20"/></text:span><text:span text:style-name="T3">JOptionPane</text:span><text:span text:style-name="T2">.</text:span><text:span text:style-name="T4">showMessageDialog</text:span><text:span text:style-name="T2">(</text:span><text:span text:style-name="T1">null</text:span><text:span text:style-name="T2">,</text:span><text:span text:style-name="T6">" El Resultado de la division es:"</text:span><text:span text:style-name="T2">+</text:span><text:span text:style-name="T5">d</text:span><text:span text:style-name="T2">);</text:span></text:p>
      <text:p text:style-name="P1"><text:span text:style-name="T2"><text:s text:c="20"/></text:span><text:span text:style-name="T1">break</text:span><text:span text:style-name="T2">;</text:span></text:p>
      <text:p text:style-name="P2"/>
      <text:p text:style-name="P1"><text:span text:style-name="T2"><text:s text:c="12"/>}</text:span></text:p>
      <text:p text:style-name="P1"><text:soft-page-break/><text:span text:style-name="T2"><text:s text:c="8"/>}</text:span><text:span text:style-name="T1">while</text:span><text:span text:style-name="T2">(</text:span><text:span text:style-name="T5">op</text:span><text:span text:style-name="T2">!=5);</text:span></text:p>
      <text:p text:style-name="P1"><text:span text:style-name="T2"><text:s text:c="4"/>}</text:span></text:p>
      <text:p text:style-name="P2"/>
      <text:p text:style-name="Standard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36:16.310228943</meta:creation-date>
    <dc:date>2017-08-03T20:36:52.962743596</dc:date>
    <meta:editing-duration>PT37S</meta:editing-duration>
    <meta:editing-cycles>1</meta:editing-cycles>
    <meta:document-statistic meta:table-count="0" meta:image-count="0" meta:object-count="0" meta:page-count="2" meta:paragraph-count="44" meta:word-count="104" meta:character-count="1896" meta:non-whitespace-character-count="1198"/>
    <meta:generator>LibreOffice/5.1.6.2$Linux_X86_64 LibreOffice_project/10m0$Build-2</meta:generator>
  </office:meta>
</office:document-meta>
</file>